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7/04/2026 08:59:3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9">
            <text:p>30494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7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98.19">
            <text:p>4798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98872">
            <text:p>0,799</text:p>
          </table:table-cell>
          <table:table-cell table:style-name="ce12N2" office:value-type="float" office:value="110">
            <text:p>11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98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5.19">
            <text:p>85,19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267.39">
            <text:p>26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78611590895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50">
            <text:p>304950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47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702.6">
            <text:p>15702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672608">
            <text:p>4,673</text:p>
          </table:table-cell>
          <table:table-cell table:style-name="ce12N2" office:value-type="float" office:value="331.44">
            <text:p>331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702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24">
            <text:p>324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1076.5">
            <text:p>107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47817078479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5">
            <text:p>3050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02.61">
            <text:p>900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736">
            <text:p>0,051</text:p>
          </table:table-cell>
          <table:table-cell table:style-name="ce12N2" office:value-type="float" office:value="2.38">
            <text:p>2,3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00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66.25">
            <text:p>466,25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597.54">
            <text:p>597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3214890266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7">
            <text:p>30508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7592">
            <text:p>0,078</text:p>
          </table:table-cell>
          <table:table-cell table:style-name="ce12N2" office:value-type="float" office:value="38.48">
            <text:p>38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624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1023.74">
            <text:p>102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4111327736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9">
            <text:p>3050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.4">
            <text:p>245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">
            <text:p>0,002</text:p>
          </table:table-cell>
          <table:table-cell table:style-name="ce12N2" office:value-type="float" office:value="1.14">
            <text:p>1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.68">
            <text:p>149,68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161.19">
            <text:p>161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31606191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1">
            <text:p>3050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04">
            <text:p>0,003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119310719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09">
            <text:p>305109</text:p>
          </table:table-cell>
          <table:table-cell table:style-name="ce0" table:number-columns-spanned="4" table:number-rows-spanned="1" office:value-type="string" calcext:value-type="string">
            <text:p>1.695 - METALURGICA RONCONI DE MATAO LTDA - ME</text:p>
          </table:table-cell>
          <table:covered-table-cell table:number-columns-repeated="3"/>
          <table:table-cell table:style-name="ce0" office:value-type="string" calcext:value-type="string">
            <text:p>36.9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28">
            <text:p>0,063</text:p>
          </table:table-cell>
          <table:table-cell table:style-name="ce12N2" office:value-type="float" office:value="279.71">
            <text:p>279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483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366.33">
            <text:p>366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88752300015255001000036968100369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4">
            <text:p>3051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417960135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1">
            <text:p>3051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808">
            <text:p>0,017</text:p>
          </table:table-cell>
          <table:table-cell table:style-name="ce12N2" office:value-type="float" office:value="1.79">
            <text:p>1,7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75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292.31">
            <text:p>29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9910010795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2">
            <text:p>3051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075.9">
            <text:p>2007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909">
            <text:p>0,165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07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30.58">
            <text:p>630,58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1361.17">
            <text:p>1361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7414181825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6">
            <text:p>30519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93.13">
            <text:p>1809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8">
            <text:p>0,108</text:p>
          </table:table-cell>
          <table:table-cell table:style-name="ce12N2" office:value-type="float" office:value="0.45">
            <text:p>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93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04.28">
            <text:p>1104,28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1189.22">
            <text:p>118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59718773596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7">
            <text:p>30519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9.95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06">
            <text:p>207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22892">
            <text:p>0,123</text:p>
          </table:table-cell>
          <table:table-cell table:style-name="ce12N2" office:value-type="float" office:value="16.63">
            <text:p>16,6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143.19">
            <text:p>14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995012479225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8">
            <text:p>30521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8698">
            <text:p>0,049</text:p>
          </table:table-cell>
          <table:table-cell table:style-name="ce12N2" office:value-type="float" office:value="25.88">
            <text:p>25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815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827.09">
            <text:p>82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012088573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1">
            <text:p>3052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862">
            <text:p>0,013</text:p>
          </table:table-cell>
          <table:table-cell table:style-name="ce12N2" office:value-type="float" office:value="4.39">
            <text:p>4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26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190.86">
            <text:p>19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7158747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2">
            <text:p>305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68.29">
            <text:p>1326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2">
            <text:p>0,079</text:p>
          </table:table-cell>
          <table:table-cell table:style-name="ce12N2" office:value-type="float" office:value="0.33">
            <text:p>0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268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09.8">
            <text:p>809,8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872.09">
            <text:p>872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614880549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1">
            <text:p>305241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88.16">
            <text:p>2388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23.16">
            <text:p>2123,1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0.025">
            <text:p>0,025</text:p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88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88.16">
            <text:p>2388,16</text:p>
          </table:table-cell>
          <table:table-cell table:style-name="ce12N2" office:value-type="float" office:value="167.17">
            <text:p>167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6914552923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8">
            <text:p>305248</text:p>
          </table:table-cell>
          <table:table-cell table:style-name="ce0" table:number-columns-spanned="4" table:number-rows-spanned="1" office:value-type="string" calcext:value-type="string">
            <text:p>17.434 - SAINT-GOBAIN DO BRASIL PRODUTOS INDUSTRIAIS PARA CONST LTDA</text:p>
          </table:table-cell>
          <table:covered-table-cell table:number-columns-repeated="3"/>
          <table:table-cell table:style-name="ce0" office:value-type="string" calcext:value-type="string">
            <text:p>516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6.6">
            <text:p>48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62688">
            <text:p>0,363</text:p>
          </table:table-cell>
          <table:table-cell table:style-name="ce12N2" office:value-type="float" office:value="295.62">
            <text:p>29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8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9.1">
            <text:p>139,1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198.3">
            <text:p>19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0648380165605500100051623917761966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1">
            <text:p>3052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717364696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5">
            <text:p>30528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11437963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6">
            <text:p>30528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214006565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7">
            <text:p>30528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315872992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4">
            <text:p>3052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913301657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6">
            <text:p>30529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8.85">
            <text:p>228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8973">
            <text:p>0,239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8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3.97">
            <text:p>13,97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8.6">
            <text:p>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81211249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07">
            <text:p>30530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7.7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4.83">
            <text:p>1834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817.4">
            <text:p>181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6724">
            <text:p>0,117</text:p>
          </table:table-cell>
          <table:table-cell table:style-name="ce12N2" office:value-type="float" office:value="2.76">
            <text:p>2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4,8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7">
            <text:p>7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7.43">
            <text:p>17,43</text:p>
          </table:table-cell>
          <table:table-cell table:style-name="ce12N2" office:value-type="float" office:value="1817.4">
            <text:p>1817,40</text:p>
          </table:table-cell>
          <table:table-cell table:style-name="ce12N2" office:value-type="float" office:value="127.21">
            <text:p>127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773311382937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4">
            <text:p>30542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513270872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8">
            <text:p>3054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91610175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0">
            <text:p>305430</text:p>
          </table:table-cell>
          <table:table-cell table:style-name="ce0" table:number-columns-spanned="4" table:number-rows-spanned="1" office:value-type="string" calcext:value-type="string">
            <text:p>727 - ALIANCA METALURGICA S.A</text:p>
          </table:table-cell>
          <table:covered-table-cell table:number-columns-repeated="3"/>
          <table:table-cell table:style-name="ce0" office:value-type="string" calcext:value-type="string">
            <text:p>56.91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97.87">
            <text:p>27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1.52">
            <text:p>2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97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4">
            <text:p>3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70.67">
            <text:p>70,67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190.9">
            <text:p>190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43632000107550020000569111631550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1">
            <text:p>3054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811319684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2">
            <text:p>3054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014351411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4">
            <text:p>3054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214407385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9">
            <text:p>3054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614698069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0">
            <text:p>3054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714740525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6">
            <text:p>3054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4.23">
            <text:p>59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3025">
            <text:p>0,203</text:p>
          </table:table-cell>
          <table:table-cell table:style-name="ce12N2" office:value-type="float" office:value="8.45">
            <text:p>8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23.13">
            <text:p>2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51783805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8">
            <text:p>30545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5.28">
            <text:p>205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097">
            <text:p>0,209</text:p>
          </table:table-cell>
          <table:table-cell table:style-name="ce12N2" office:value-type="float" office:value="10.88">
            <text:p>1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81.57">
            <text:p>81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711356348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9">
            <text:p>3054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3.26">
            <text:p>30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601">
            <text:p>0,246</text:p>
          </table:table-cell>
          <table:table-cell table:style-name="ce12N2" office:value-type="float" office:value="31.21">
            <text:p>31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3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114.45">
            <text:p>11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81361542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0">
            <text:p>3054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8.62">
            <text:p>53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2267">
            <text:p>0,172</text:p>
          </table:table-cell>
          <table:table-cell table:style-name="ce12N2" office:value-type="float" office:value="7.33">
            <text:p>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3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2.85">
            <text:p>12,85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21.04">
            <text:p>21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911447839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1">
            <text:p>3054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011028759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7">
            <text:p>3054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41374613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8">
            <text:p>3054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518640544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9">
            <text:p>3054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61730549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8">
            <text:p>3054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314033898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9">
            <text:p>3054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718834478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1">
            <text:p>3054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.8">
            <text:p>13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644">
            <text:p>0,045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.46">
            <text:p>8,46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5.22">
            <text:p>5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91338254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2">
            <text:p>3054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819235574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2">
            <text:p>30553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6">
            <text:p>0,019</text:p>
          </table:table-cell>
          <table:table-cell table:style-name="ce12N2" office:value-type="float" office:value="21">
            <text:p>2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1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442.3">
            <text:p>44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8218906095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3">
            <text:p>3055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04">
            <text:p>0,006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93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118.55">
            <text:p>11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8611397037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4">
            <text:p>30553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6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4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13.59">
            <text:p>1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67414877014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6">
            <text:p>305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7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939">
            <text:p>0,028</text:p>
          </table:table-cell>
          <table:table-cell table:style-name="ce12N2" office:value-type="float" office:value="2.5">
            <text:p>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12,0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161.84">
            <text:p>1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78617760612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7">
            <text:p>3055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77">
            <text:p>2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3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267.63">
            <text:p>26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315358627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0">
            <text:p>30554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14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483.2">
            <text:p>32483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8633">
            <text:p>0,039</text:p>
          </table:table-cell>
          <table:table-cell table:style-name="ce12N2" office:value-type="float" office:value="29.46">
            <text:p>29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483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0.72">
            <text:p>170,72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2261.87">
            <text:p>2261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14417355663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1">
            <text:p>305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4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6.21">
            <text:p>120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">
            <text:p>0,007</text:p>
          </table:table-cell>
          <table:table-cell table:style-name="ce12N2" office:value-type="float" office:value="0.03">
            <text:p>0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0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73.62">
            <text:p>73,62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79.28">
            <text:p>79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44916290127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2">
            <text:p>30554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1765">
            <text:p>0,052</text:p>
          </table:table-cell>
          <table:table-cell table:style-name="ce12N2" office:value-type="float" office:value="3.25">
            <text:p>3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920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484.42">
            <text:p>48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517031179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5">
            <text:p>3055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15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998.35">
            <text:p>25998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051">
            <text:p>0,101</text:p>
          </table:table-cell>
          <table:table-cell table:style-name="ce12N2" office:value-type="float" office:value="31.03">
            <text:p>3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998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63.85">
            <text:p>563,85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1780.43">
            <text:p>178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15416016409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9">
            <text:p>3055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2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4">
            <text:p>0,003</text:p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41.56">
            <text:p>4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24616410463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0">
            <text:p>3055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34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34">
            <text:p>0,004</text:p>
          </table:table-cell>
          <table:table-cell table:style-name="ce12N2" office:value-type="float" office:value="0.49">
            <text:p>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04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154.32">
            <text:p>1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34513855541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7">
            <text:p>30555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36">
            <text:p>0,017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18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617.28">
            <text:p>61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4811245544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2">
            <text:p>30556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6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8.08">
            <text:p>580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27">
            <text:p>0,014</text:p>
          </table:table-cell>
          <table:table-cell table:style-name="ce12N2" office:value-type="float" office:value="9.09">
            <text:p>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1.14">
            <text:p>171,14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394.58">
            <text:p>394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65619699231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5">
            <text:p>30556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8">
            <text:p>0,019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7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460.43">
            <text:p>46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1106903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0">
            <text:p>305600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1714.02">
            <text:p>81714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81386.58">
            <text:p>8138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124">
            <text:p>1,124</text:p>
          </table:table-cell>
          <table:table-cell table:style-name="ce12N2" office:value-type="float" office:value="249.65">
            <text:p>249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1.714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7.44">
            <text:p>327,44</text:p>
          </table:table-cell>
          <table:table-cell table:style-name="ce12N2" office:value-type="float" office:value="81386.58">
            <text:p>81386,58</text:p>
          </table:table-cell>
          <table:table-cell table:style-name="ce12N2" office:value-type="float" office:value="5512.2">
            <text:p>551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415818341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1">
            <text:p>305601</text:p>
          </table:table-cell>
          <table:table-cell table:style-name="ce0" table:number-columns-spanned="4" table:number-rows-spanned="1" office:value-type="string" calcext:value-type="string">
            <text:p>13.356 - H. IMPORTS IMPORTACAO E EXPORTACAO EIRELI-EPP</text:p>
          </table:table-cell>
          <table:covered-table-cell table:number-columns-repeated="3"/>
          <table:table-cell table:style-name="ce0" office:value-type="string" calcext:value-type="string">
            <text:p>51.3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82">
            <text:p>143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82">
            <text:p>127,82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52.44">
            <text:p>5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2091324000115550010000513731454080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2">
            <text:p>305602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4.54">
            <text:p>143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44">
            <text:p>127,44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52.28">
            <text:p>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78146415045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3">
            <text:p>305603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3.85">
            <text:p>533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3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73.85">
            <text:p>473,85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821455494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5">
            <text:p>30560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6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587.05">
            <text:p>2958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52">
            <text:p>0,375</text:p>
          </table:table-cell>
          <table:table-cell table:style-name="ce12N2" office:value-type="float" office:value="181.97">
            <text:p>181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58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95.95">
            <text:p>1795,95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1911.66">
            <text:p>1911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6913842314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6">
            <text:p>305606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7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2.06">
            <text:p>4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4">
            <text:p>0,001</text:p>
          </table:table-cell>
          <table:table-cell table:style-name="ce12N2" office:value-type="float" office:value="1.28">
            <text:p>1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2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86">
            <text:p>14,86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18.29">
            <text:p>1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791744741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1">
            <text:p>305611</text:p>
          </table:table-cell>
          <table:table-cell table:style-name="ce0" table:number-columns-spanned="4" table:number-rows-spanned="1" office:value-type="string" calcext:value-type="string">
            <text:p>31.254 - NAUBER MAQUINAS E EQUIPAMENTOS</text:p>
          </table:table-cell>
          <table:covered-table-cell table:number-columns-repeated="3"/>
          <table:table-cell table:style-name="ce0" office:value-type="string" calcext:value-type="string">
            <text:p>30.1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023.22">
            <text:p>97023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610305">
            <text:p>2,610</text:p>
          </table:table-cell>
          <table:table-cell table:style-name="ce12N2" office:value-type="float" office:value="346.99">
            <text:p>346,9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7.023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81.86">
            <text:p>1781,86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3809.66">
            <text:p>380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6332570001985500100003018517973722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8">
            <text:p>305618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13487">
            <text:p>0,413</text:p>
          </table:table-cell>
          <table:table-cell table:style-name="ce12N2" office:value-type="float" office:value="31.77">
            <text:p>31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4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332.05">
            <text:p>33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714006184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9">
            <text:p>305619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6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575">
            <text:p>0,047</text:p>
          </table:table-cell>
          <table:table-cell table:style-name="ce12N2" office:value-type="float" office:value="3.69">
            <text:p>3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7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35.51">
            <text:p>35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614056744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4">
            <text:p>305624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52">
            <text:p>164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">
            <text:p>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62">
            <text:p>14,62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5271143138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8">
            <text:p>3056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4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4">
            <text:p>0,050</text:p>
          </table:table-cell>
          <table:table-cell table:style-name="ce12N2" office:value-type="float" office:value="11.4">
            <text:p>1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2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561.4">
            <text:p>56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4231816749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9">
            <text:p>3056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52">
            <text:p>0,020</text:p>
          </table:table-cell>
          <table:table-cell table:style-name="ce12N2" office:value-type="float" office:value="4.67">
            <text:p>4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08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133.62">
            <text:p>133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418445027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0">
            <text:p>30569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5.45">
            <text:p>3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1.15">
            <text:p>41,15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211509165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0">
            <text:p>30570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7">
            <text:p>0,022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02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771.6">
            <text:p>77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318972095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4">
            <text:p>30570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892">
            <text:p>0,010</text:p>
          </table:table-cell>
          <table:table-cell table:style-name="ce12N2" office:value-type="float" office:value="3.5">
            <text:p>3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406.08">
            <text:p>40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5010935640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1">
            <text:p>305711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56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508.11">
            <text:p>18508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32">
            <text:p>0,013</text:p>
          </table:table-cell>
          <table:table-cell table:style-name="ce12N2" office:value-type="float" office:value="16.15">
            <text:p>16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508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.95">
            <text:p>70,9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664.11">
            <text:p>1664,11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673.76">
            <text:p>67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56315057216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6">
            <text:p>305716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63.18">
            <text:p>22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8">
            <text:p>0,002</text:p>
          </table:table-cell>
          <table:table-cell table:style-name="ce12N2" office:value-type="float" office:value="2.04">
            <text:p>2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8.76">
            <text:p>78,76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152.91">
            <text:p>15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8215793436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7">
            <text:p>3057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072">
            <text:p>0,003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35.59">
            <text:p>3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561062715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4">
            <text:p>305744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3.54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59.87">
            <text:p>3659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06.46">
            <text:p>2906,46</text:p>
          </table:table-cell>
          <table:table-cell table:style-name="ce12N2" office:value-type="float" office:value="503.05">
            <text:p>503,05</text:p>
          </table:table-cell>
          <table:table-cell table:style-name="ce12N3" office:value-type="float" office:value="0.511984">
            <text:p>0,512</text:p>
          </table:table-cell>
          <table:table-cell table:style-name="ce12N2" office:value-type="float" office:value="49.65">
            <text:p>49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59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50.36">
            <text:p>250,36</text:p>
          </table:table-cell>
          <table:table-cell table:style-name="ce12N2" office:value-type="float" office:value="3409.51">
            <text:p>3409,51</text:p>
          </table:table-cell>
          <table:table-cell table:style-name="ce12N2" office:value-type="float" office:value="195.97">
            <text:p>195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354711066689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9">
            <text:p>305749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638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82.48">
            <text:p>10582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">
            <text:p>0,068</text:p>
          </table:table-cell>
          <table:table-cell table:style-name="ce12N2" office:value-type="float" office:value="49.1">
            <text:p>4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582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2.62">
            <text:p>72,6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559.08">
            <text:p>559,08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400.94">
            <text:p>40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63812822180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1">
            <text:p>305751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765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3.33">
            <text:p>303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3.33">
            <text:p>303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3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76510000949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2">
            <text:p>305782</text:p>
          </table:table-cell>
          <table:table-cell table:style-name="ce0" table:number-columns-spanned="4" table:number-rows-spanned="1" office:value-type="string" calcext:value-type="string">
            <text:p>24.582 - GRUPO MARMO E HIME COMERCIO, IMPORTACAO E EXPORTACAO LTDA</text:p>
          </table:table-cell>
          <table:covered-table-cell table:number-columns-repeated="3"/>
          <table:table-cell table:style-name="ce0" office:value-type="string" calcext:value-type="string">
            <text:p>39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27.81">
            <text:p>9727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03.75">
            <text:p>103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727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">
            <text:p>7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92.51">
            <text:p>992,51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349.42">
            <text:p>34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5870170002855500100003916911098511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9">
            <text:p>305789</text:p>
          </table:table-cell>
          <table:table-cell table:style-name="ce0" table:number-columns-spanned="4" table:number-rows-spanned="1" office:value-type="string" calcext:value-type="string">
            <text:p>4.474 - ILUMI INDUSTRIA E COMERCIO LTDA</text:p>
          </table:table-cell>
          <table:covered-table-cell table:number-columns-repeated="3"/>
          <table:table-cell table:style-name="ce0" office:value-type="string" calcext:value-type="string">
            <text:p>429.25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535.46">
            <text:p>19535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">
            <text:p>35,00</text:p>
          </table:table-cell>
          <table:table-cell table:style-name="ce12N2" office:value-type="float" office:value="17883.94">
            <text:p>1788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71.75">
            <text:p>7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.535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3.64">
            <text:p>53,64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51.52">
            <text:p>1651,52</text:p>
          </table:table-cell>
          <table:table-cell table:style-name="ce12N2" office:value-type="float" office:value="17883.94">
            <text:p>17883,94</text:p>
          </table:table-cell>
          <table:table-cell table:style-name="ce12N2" office:value-type="float" office:value="1251.88">
            <text:p>1251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667.52">
            <text:p>667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405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15/04/2026</text:p>
          </table:table-cell>
          <table:table-cell table:style-name="ce12" office:value-type="string" calcext:value-type="string">
            <text:p>667,5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35260404081167000185550000004292591357278494</text:p>
          </table:table-cell>
          <table:table-cell table:style-name="ce0" office:value-type="string" calcext:value-type="string">
            <text:p>352604113895650002005700500039740510008355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1">
            <text:p>305791</text:p>
          </table:table-cell>
          <table:table-cell table:style-name="ce0" table:number-columns-spanned="4" table:number-rows-spanned="1" office:value-type="string" calcext:value-type="string">
            <text:p>38.264 - ATLAS GLOBAL COMERCIAL LTDA.</text:p>
          </table:table-cell>
          <table:covered-table-cell table:number-columns-repeated="3"/>
          <table:table-cell table:style-name="ce0" office:value-type="string" calcext:value-type="string">
            <text:p>1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73.12">
            <text:p>8073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713.42">
            <text:p>7713,42</text:p>
          </table:table-cell>
          <table:table-cell table:style-name="ce12N2" office:value-type="float" office:value="159.9">
            <text:p>159,9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99.8">
            <text:p>199,80</text:p>
          </table:table-cell>
          <table:table-cell table:style-name="ce12" office:value-type="string" calcext:value-type="string">
            <text:p>8.073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713.42">
            <text:p>7713,42</text:p>
          </table:table-cell>
          <table:table-cell table:style-name="ce12N2" office:value-type="float" office:value="104.9">
            <text:p>10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629393790001575500100000011516032025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3">
            <text:p>30580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84">
            <text:p>0,001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7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61.15">
            <text:p>61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715524998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6">
            <text:p>305806</text:p>
          </table:table-cell>
          <table:table-cell table:style-name="ce0" table:number-columns-spanned="4" table:number-rows-spanned="1" office:value-type="string" calcext:value-type="string">
            <text:p>5.940 - BLUMENAU ILUMINACAO LTDA</text:p>
          </table:table-cell>
          <table:covered-table-cell table:number-columns-repeated="3"/>
          <table:table-cell table:style-name="ce0" office:value-type="string" calcext:value-type="string">
            <text:p>812.4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09.19">
            <text:p>1080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9859.84">
            <text:p>9859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008">
            <text:p>0,005</text:p>
          </table:table-cell>
          <table:table-cell table:style-name="ce12N2" office:value-type="float" office:value="9.3">
            <text:p>9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09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9.08">
            <text:p>79,0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49.35">
            <text:p>949,35</text:p>
          </table:table-cell>
          <table:table-cell table:style-name="ce12N2" office:value-type="float" office:value="9859.84">
            <text:p>9859,84</text:p>
          </table:table-cell>
          <table:table-cell table:style-name="ce12N2" office:value-type="float" office:value="394.38">
            <text:p>39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94164590001205500100081248916268183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0">
            <text:p>30582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48">
            <text:p>0,006</text:p>
          </table:table-cell>
          <table:table-cell table:style-name="ce12N2" office:value-type="float" office:value="1.02">
            <text:p>1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124.27">
            <text:p>124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31929481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3">
            <text:p>3058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01">
            <text:p>0,008</text:p>
          </table:table-cell>
          <table:table-cell table:style-name="ce12N2" office:value-type="float" office:value="3.1">
            <text:p>3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211294236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8">
            <text:p>3058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4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28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204.99">
            <text:p>204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41014401809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3">
            <text:p>3058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1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015.38">
            <text:p>43015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217">
            <text:p>0,164</text:p>
          </table:table-cell>
          <table:table-cell table:style-name="ce12N2" office:value-type="float" office:value="74.73">
            <text:p>74,7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015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868.68">
            <text:p>1868,68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2880.29">
            <text:p>2880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12913900921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1">
            <text:p>30586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424">
            <text:p>0,204</text:p>
          </table:table-cell>
          <table:table-cell table:style-name="ce12N2" office:value-type="float" office:value="81">
            <text:p>8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179.5">
            <text:p>17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41827498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4">
            <text:p>305864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2.39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336">
            <text:p>0,105</text:p>
          </table:table-cell>
          <table:table-cell table:style-name="ce12N2" office:value-type="float" office:value="14.26">
            <text:p>1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63.73">
            <text:p>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23901225625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5">
            <text:p>305865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58">
            <text:p>0,258</text:p>
          </table:table-cell>
          <table:table-cell table:style-name="ce12N2" office:value-type="float" office:value="43">
            <text:p>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8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">
            <text:p>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55.2">
            <text:p>5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45422380001785500100009653310009633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6">
            <text:p>305866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7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8.87">
            <text:p>4268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68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2.96">
            <text:p>52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463.42">
            <text:p>463,42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152.22">
            <text:p>15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74811691095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95">
            <text:p>9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617.79">
            <text:p>1617,79</text:p>
          </table:table-cell>
          <table:table-cell table:style-name="ce26N2" office:value-type="float" office:value="199.8">
            <text:p>199,80</text:p>
          </table:table-cell>
          <table:table-cell table:style-name="ce26N2" office:value-type="float" office:value="19194.16">
            <text:p>19194,16</text:p>
          </table:table-cell>
          <table:table-cell table:style-name="ce26N2" office:value-type="float" office:value="644934.87">
            <text:p>644934,87</text:p>
          </table:table-cell>
          <table:table-cell table:style-name="ce26N2" office:value-type="float" office:value="38466.26">
            <text:p>38466,2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667.52">
            <text:p>667,52</text:p>
          </table:table-cell>
          <table:table-cell table:style-name="ce26N2" office:value-type="float" office:value="664792.06">
            <text:p>664792,0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4.829953">
            <text:p>14,830</text:p>
          </table:table-cell>
          <table:table-cell table:style-name="ce26N2" office:value-type="float" office:value="643780.31">
            <text:p>643780,31</text:p>
          </table:table-cell>
          <table:table-cell table:style-name="ce26N2" office:value-type="float" office:value="664792.06">
            <text:p>664792,0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734.67">
            <text:p>2734,6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9.13">
            <text:p>39,1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40" meta:object-count="0"/>
    <meta:generator>LibreOffice/4.3.0.4$Windows_x86 LibreOffice_project/62ad5818884a2fc2e5780dd45466868d41009ec0</meta:generator>
  </office:meta>
</office:document-meta>
</file>